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3.823cm" fo:margin-top="0cm" fo:margin-bottom="0cm" table:align="right"/>
    </style:style>
    <style:style style:name="Tabela1.A" style:family="table-column">
      <style:table-column-properties style:column-width="1.005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3.519cm"/>
    </style:style>
    <style:style style:name="Tabela1.D" style:family="table-column">
      <style:table-column-properties style:column-width="12.912cm"/>
    </style:style>
    <style:style style:name="Tabela1.E" style:family="table-column">
      <style:table-column-properties style:column-width="2.789cm"/>
    </style:style>
    <style:style style:name="Tabela1.1" style:family="table-row">
      <style:table-row-properties style:min-row-height="0.695cm" fo:keep-together="auto"/>
    </style:style>
    <style:style style:name="Tabela1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style:vertical-align="middle" fo:background-color="#b4c7dc" fo:padding="0.097cm" fo:border="0.5pt solid #000000">
        <style:background-image/>
      </style:table-cell-properties>
    </style:style>
    <style:style style:name="Tabela1.2" style:family="table-row">
      <style:table-row-properties style:min-row-height="2.704cm" fo:keep-together="auto"/>
    </style:style>
    <style:style style:name="Tabela1.A2" style:family="table-cell">
      <style:table-cell-properties style:vertical-align="middle" fo:background-color="#dee7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2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a1.A3" style:family="table-cell">
      <style:table-cell-properties style:vertical-align="middle" fo:background-color="#dee7e5" fo:padding="0.097cm" fo:border-left="0.5pt solid #000000" fo:border-right="none" fo:border-top="none" fo:border-bottom="0.5pt solid #000000">
        <style:background-image/>
      </style:table-cell-properties>
    </style:style>
    <style:style style:name="Tabela1.D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6" style:family="table-row">
      <style:table-row-properties style:min-row-height="2.007cm" fo:keep-together="auto"/>
    </style:style>
    <style:style style:name="Tabela1.B6" style:family="table-cell">
      <style:table-cell-properties style:vertical-align="middle" fo:background-color="#ec9ba4" fo:padding="0.097cm" fo:border-left="0.5pt solid #000000" fo:border-right="none" fo:border-top="none" fo:border-bottom="0.5pt solid #000000">
        <style:background-image/>
      </style:table-cell-properties>
    </style:style>
    <style:style style:name="Tabela1.C6" style:family="table-cell">
      <style:table-cell-properties style:vertical-align="middle" fo:background-color="#ec9ba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6" style:family="table-cell">
      <style:table-cell-properties style:vertical-align="middle" fo:background-color="#ec9ba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7" style:family="table-row">
      <style:table-row-properties style:min-row-height="2.805cm" fo:keep-together="auto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3d49e" officeooo:paragraph-rsid="0003d49e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6pt" fo:font-weight="bold" officeooo:rsid="000c1456" officeooo:paragraph-rsid="000c1456" style:font-weight-asian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6pt" fo:font-weight="bold" style:font-weight-asian="bold"/>
    </style:style>
    <style:style style:name="P5" style:family="paragraph" style:parent-style-name="Standard">
      <style:text-properties style:font-name="Liberation Sans" fo:font-size="12pt" fo:font-style="normal" style:text-underline-style="none" fo:font-weight="normal" officeooo:rsid="0008665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13010d" officeooo:paragraph-rsid="0013010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139fd4" officeooo:paragraph-rsid="00139fd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4fc2d" officeooo:paragraph-rsid="0024fc2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58560" officeooo:paragraph-rsid="0025856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58560" officeooo:paragraph-rsid="00271f7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71f79" officeooo:paragraph-rsid="00271f7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weight="normal" officeooo:rsid="0020ca67" officeooo:paragraph-rsid="0020ca67" style:font-weight-asian="normal" style:font-weight-complex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weight="normal" officeooo:rsid="002302e2" officeooo:paragraph-rsid="002302e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24pt" fo:font-weight="bold" officeooo:rsid="0003d49e" officeooo:paragraph-rsid="0003d49e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a1227" officeooo:paragraph-rsid="000a1227" style:font-weight-asian="bold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b4b9a" officeooo:paragraph-rsid="000b4b9a" style:font-weight-asian="bold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c1456" officeooo:paragraph-rsid="000c1456" style:font-weight-asian="bold" style:font-weight-complex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e0efc" officeooo:paragraph-rsid="000e0efc" style:font-weight-asian="bold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f00d2" officeooo:paragraph-rsid="000f00d2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f7619" officeooo:paragraph-rsid="000f7619" style:font-weight-asian="bold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10a0dc" officeooo:paragraph-rsid="0010a0dc" style:font-weight-asian="bold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11c6e9" officeooo:paragraph-rsid="0011c6e9" style:font-weight-asian="bold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13010d" officeooo:paragraph-rsid="0013010d" style:font-weight-asian="bold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139fd4" officeooo:paragraph-rsid="00139fd4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0ca67" officeooo:paragraph-rsid="0020ca67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17508" officeooo:paragraph-rsid="00217508"/>
    </style:style>
    <style:style style:name="P29" style:family="paragraph" style:parent-style-name="Standard">
      <style:paragraph-properties fo:text-align="center" style:justify-single-word="false"/>
      <style:text-properties style:font-name="Liberation Sans" officeooo:rsid="00217508" officeooo:paragraph-rsid="00217508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0b4b9a" officeooo:paragraph-rsid="000b4b9a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0e0efc" officeooo:paragraph-rsid="000e0efc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0f7619" officeooo:paragraph-rsid="000f7619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10a0dc" officeooo:paragraph-rsid="0010a0dc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13010d" officeooo:paragraph-rsid="0013010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139fd4" officeooo:paragraph-rsid="00139fd4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13de41" officeooo:paragraph-rsid="0013de41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tyle="italic" officeooo:rsid="0024fc2d" officeooo:paragraph-rsid="0024fc2d" style:font-style-asian="italic" style:font-style-complex="italic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tyle="italic" officeooo:rsid="00258560" officeooo:paragraph-rsid="00258560" style:font-style-asian="italic" style:font-style-complex="italic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501b9" officeooo:paragraph-rsid="002501b9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tyle="normal" officeooo:rsid="00258560" officeooo:paragraph-rsid="00258560" style:font-style-asian="normal" style:font-style-complex="normal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58560" officeooo:paragraph-rsid="00258560"/>
    </style:style>
    <style:style style:name="P42" style:family="paragraph" style:parent-style-name="Standard">
      <style:paragraph-properties fo:text-align="center" style:justify-single-word="false"/>
      <style:text-properties style:font-name="Liberation Sans" officeooo:rsid="00258560" officeooo:paragraph-rsid="00258560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text-position="super 58%" style:font-name="Liberation Sans" fo:font-size="14pt" fo:font-style="normal" style:text-underline-style="none" fo:font-weight="normal" officeooo:rsid="0013de41" officeooo:paragraph-rsid="00139fd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officeooo:rsid="0020ca67" officeooo:paragraph-rsid="0020ca67"/>
    </style:style>
    <style:style style:name="P45" style:family="paragraph" style:parent-style-name="Standard">
      <style:text-properties style:font-name="Liberation Sans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97ba8" officeooo:paragraph-rsid="00297ba8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97ba8" officeooo:paragraph-rsid="00297ba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b265d" officeooo:paragraph-rsid="002b265d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10a0dc" officeooo:paragraph-rsid="0010a0d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b4228" officeooo:paragraph-rsid="002b422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d83d6" officeooo:paragraph-rsid="002d83d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df819" officeooo:paragraph-rsid="002df819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2ea7f5" officeooo:paragraph-rsid="002ea7f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05ec6" officeooo:paragraph-rsid="00305ec6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Liberation Sans"/>
    </style:style>
    <style:style style:name="P56" style:family="paragraph" style:parent-style-name="Standard">
      <style:paragraph-properties fo:text-align="center" style:justify-single-word="false"/>
      <style:text-properties style:font-name="Liberation Sans" officeooo:rsid="002b265d" officeooo:paragraph-rsid="002b265d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b265d" officeooo:paragraph-rsid="002b265d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10a0dc" officeooo:paragraph-rsid="0010a0dc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tyle="italic" officeooo:rsid="002b4228" officeooo:paragraph-rsid="002b4228" style:font-style-asian="italic" style:font-style-complex="italic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tyle="italic" officeooo:rsid="002b4228" officeooo:paragraph-rsid="002d83d6" style:font-style-asian="italic" style:font-style-complex="italic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tyle="italic" officeooo:rsid="002b4228" officeooo:paragraph-rsid="002df819" style:font-style-asian="italic" style:font-style-complex="italic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tyle="italic" officeooo:rsid="002b4228" officeooo:paragraph-rsid="002df819" style:font-style-asian="italic" style:font-style-complex="italic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tyle="italic" officeooo:rsid="002b4228" officeooo:paragraph-rsid="00305ec6" style:font-style-asian="italic" style:font-style-complex="italic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tyle="italic" officeooo:rsid="00305ec6" officeooo:paragraph-rsid="00305ec6" style:font-style-asian="italic" style:font-style-complex="italic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b4228" officeooo:paragraph-rsid="002b4228"/>
    </style:style>
    <style:style style:name="P66" style:family="paragraph" style:parent-style-name="Standard">
      <style:paragraph-properties fo:text-align="center" style:justify-single-word="false"/>
      <style:text-properties style:font-name="Liberation Sans" officeooo:rsid="002cff08" officeooo:paragraph-rsid="002cff08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71f79" officeooo:paragraph-rsid="002cff08"/>
    </style:style>
    <style:style style:name="P68" style:family="paragraph" style:parent-style-name="Standard">
      <style:paragraph-properties fo:text-align="center" style:justify-single-word="false"/>
      <style:text-properties style:font-name="Liberation Sans" officeooo:rsid="002d83d6" officeooo:paragraph-rsid="002d83d6"/>
    </style:style>
    <style:style style:name="P69" style:family="paragraph" style:parent-style-name="Standard">
      <style:paragraph-properties fo:text-align="center" style:justify-single-word="false"/>
      <style:text-properties style:font-name="Liberation Sans" officeooo:rsid="002df819" officeooo:paragraph-rsid="002df819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df819" officeooo:paragraph-rsid="002df819"/>
    </style:style>
    <style:style style:name="P71" style:family="paragraph" style:parent-style-name="Standard">
      <style:paragraph-properties fo:text-align="center" style:justify-single-word="false"/>
      <style:text-properties style:font-name="Liberation Sans" officeooo:rsid="002ea7f5" officeooo:paragraph-rsid="002ea7f5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ea7f5" officeooo:paragraph-rsid="002ea7f5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11c6e9" officeooo:paragraph-rsid="0011c6e9"/>
    </style:style>
    <style:style style:name="P74" style:family="paragraph" style:parent-style-name="Standard">
      <style:paragraph-properties fo:text-align="center" style:justify-single-word="false"/>
      <style:text-properties style:font-name="Liberation Sans" officeooo:rsid="00305ec6" officeooo:paragraph-rsid="00305ec6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paragraph-rsid="002ea7f5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text-position="0% 100%" style:font-name="Liberation Sans" fo:font-size="12pt" fo:font-style="italic" style:text-underline-style="none" fo:font-weight="normal" officeooo:rsid="00305ec6" officeooo:paragraph-rsid="00305ec6" style:font-style-asian="italic" style:font-weight-asian="normal" style:font-style-complex="italic" style:font-weight-complex="normal"/>
    </style:style>
    <style:style style:name="T1" style:family="text">
      <style:text-properties officeooo:rsid="0020ca6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302e2"/>
    </style:style>
    <style:style style:name="T4" style:family="text">
      <style:text-properties style:text-position="super 58%" officeooo:rsid="002501b9"/>
    </style:style>
    <style:style style:name="T5" style:family="text">
      <style:text-properties style:text-position="super 58%" officeooo:rsid="00271f79"/>
    </style:style>
    <style:style style:name="T6" style:family="text">
      <style:text-properties style:text-position="super 58%" officeooo:rsid="002b4228"/>
    </style:style>
    <style:style style:name="T7" style:family="text">
      <style:text-properties style:text-position="super 58%" officeooo:rsid="002df819"/>
    </style:style>
    <style:style style:name="T8" style:family="text">
      <style:text-properties style:text-position="super 58%" officeooo:rsid="002ea7f5"/>
    </style:style>
    <style:style style:name="T9" style:family="text">
      <style:text-properties style:text-position="super 58%" style:font-name="Liberation Sans" fo:font-size="12pt" fo:font-style="normal" style:text-underline-style="none" fo:font-weight="normal" officeooo:rsid="002ea7f5" style:font-style-asian="normal" style:font-weight-asian="normal" style:font-style-complex="normal" style:font-weight-complex="normal"/>
    </style:style>
    <style:style style:name="T10" style:family="text">
      <style:text-properties style:font-name="Liberation Sans" officeooo:rsid="00271f79" style:font-size-asian="12pt" style:font-size-complex="12pt"/>
    </style:style>
    <style:style style:name="T11" style:family="text">
      <style:text-properties style:font-name="Liberation Sans" fo:font-style="italic" officeooo:rsid="00271f79" style:font-size-asian="12pt" style:font-style-asian="italic" style:font-size-complex="12pt" style:font-style-complex="italic"/>
    </style:style>
    <style:style style:name="T12" style:family="text">
      <style:text-properties style:font-name="Liberation Sans" fo:font-size="12pt" fo:font-style="normal" style:text-underline-style="none" fo:font-weight="normal" officeooo:rsid="002ea7f5" style:font-style-asian="normal" style:font-weight-asian="normal" style:font-style-complex="normal" style:font-weight-complex="normal"/>
    </style:style>
    <style:style style:name="T13" style:family="text">
      <style:text-properties style:font-name="Liberation Sans" fo:font-size="12pt" fo:font-style="normal" style:text-underline-style="none" fo:font-weight="normal" officeooo:rsid="00305ec6" style:font-style-asian="normal" style:font-weight-asian="normal" style:font-style-complex="normal" style:font-weight-complex="normal"/>
    </style:style>
    <style:style style:name="T14" style:family="text">
      <style:text-properties fo:font-style="italic" officeooo:rsid="00271f79" style:font-style-asian="italic" style:font-style-complex="italic"/>
    </style:style>
    <style:style style:name="T15" style:family="text">
      <style:text-properties officeooo:rsid="00217508"/>
    </style:style>
    <style:style style:name="T16" style:family="text">
      <style:text-properties officeooo:rsid="002302e2"/>
    </style:style>
    <style:style style:name="T17" style:family="text">
      <style:text-properties officeooo:rsid="002501b9"/>
    </style:style>
    <style:style style:name="T18" style:family="text">
      <style:text-properties officeooo:rsid="00258560"/>
    </style:style>
    <style:style style:name="T19" style:family="text">
      <style:text-properties officeooo:rsid="00271f7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72ca7"/>
    </style:style>
    <style:style style:name="T22" style:family="text">
      <style:text-properties officeooo:rsid="00297ba8"/>
    </style:style>
    <style:style style:name="T23" style:family="text">
      <style:text-properties officeooo:rsid="002b4228"/>
    </style:style>
    <style:style style:name="T24" style:family="text">
      <style:text-properties officeooo:rsid="002cff08"/>
    </style:style>
    <style:style style:name="T25" style:family="text">
      <style:text-properties fo:font-weight="normal" officeooo:rsid="002cff08" style:font-weight-asian="normal" style:font-weight-complex="normal"/>
    </style:style>
    <style:style style:name="T26" style:family="text">
      <style:text-properties officeooo:rsid="002df819"/>
    </style:style>
    <style:style style:name="T27" style:family="text">
      <style:text-properties officeooo:rsid="002ea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OTEIRO – <text:span text:style-name="T1">P2 GESTÃO DE PESSOAS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3">Nº</text:p>
          </table:table-cell>
          <table:table-cell table:style-name="Tabela1.A1" office:value-type="string">
            <text:p text:style-name="P3">CENA</text:p>
          </table:table-cell>
          <table:table-cell table:style-name="Tabela1.A1" office:value-type="string">
            <text:p text:style-name="P4">TRILHA</text:p>
          </table:table-cell>
          <table:table-cell table:style-name="Tabela1.A1" office:value-type="string">
            <text:p text:style-name="P4">TEXTO</text:p>
          </table:table-cell>
          <table:table-cell table:style-name="Tabela1.E1" office:value-type="string">
            <text:p text:style-name="P4">EFEITOS</text:p>
          </table:table-cell>
        </table:table-row>
        <table:table-row table:style-name="Tabela1.2">
          <table:table-cell table:style-name="Tabela1.A2" office:value-type="string">
            <text:p text:style-name="P15">1</text:p>
          </table:table-cell>
          <table:table-cell table:style-name="Tabela1.B2" office:value-type="string">
            <text:p text:style-name="P28"/>
          </table:table-cell>
          <table:table-cell table:style-name="Tabela1.B2" office:value-type="string">
            <text:p text:style-name="P27"/>
          </table:table-cell>
          <table:table-cell table:style-name="Tabela1.B2" office:value-type="string">
            <text:p text:style-name="P44">Olá, <text:span text:style-name="T2">1</text:span>eu sou a Ana; eu sou o Augusto/Guto; eu sou a Beatriz/Bia; eu sou o Diego; e eu sou o Gustavo.<text:line-break/><text:line-break/>No vídeo de hoje nós vamos falar sobre <text:span text:style-name="T2">2</text:span>Monitoramento de pessoal.</text:p>
          </table:table-cell>
          <table:table-cell table:style-name="Tabela1.E2" office:value-type="string">
            <text:p text:style-name="P27">1 – Cada um se apresenta<text:line-break/><text:line-break/>2 – Prompt </text:p>
          </table:table-cell>
        </table:table-row>
        <table:table-row table:style-name="Tabela1.2">
          <table:table-cell table:style-name="Tabela1.A3" office:value-type="string">
            <text:p text:style-name="P16">2</text:p>
          </table:table-cell>
          <table:table-cell table:style-name="Tabela1.B2" table:number-rows-spanned="2" office:value-type="string">
            <text:p text:style-name="P29">GUSTAVO </text:p>
          </table:table-cell>
          <table:table-cell table:style-name="Tabela1.B2" table:number-rows-spanned="3" office:value-type="string">
            <text:p text:style-name="P37"><text:span text:style-name="T17">Specialist</text:span><text:line-break/><text:line-break/><text:span text:style-name="T17">Persona 4</text:span></text:p>
          </table:table-cell>
          <table:table-cell table:style-name="Tabela1.D3" office:value-type="string">
            <text:p text:style-name="P12"><text:span text:style-name="T3">1</text:span>Mas o que é esse tal “Monitoramento de pessoal”?<text:line-break/><text:line-break/><text:span text:style-name="T15">O Monitoramento de Pessoal é um processo que visa manter todas as informações dos colaboradores em dia e bem organizadas; </text:span><text:span text:style-name="T3">2</text:span><text:span text:style-name="T15">Ou seja, o processo consiste em criar um grande banco de dados que será integrado aos outros sistemas e subsistemas da empresa, por isso é de suma importância que as informações estejam sempre em dia.</text:span></text:p>
          </table:table-cell>
          <table:table-cell table:style-name="Tabela1.E3" office:value-type="string">
            <text:p text:style-name="P28">1 – <text:span text:style-name="T16">Prompt<text:line-break/><text:line-break/>2 – Insert do Programa</text:span></text:p>
          </table:table-cell>
        </table:table-row>
        <table:table-row table:style-name="Tabela1.2">
          <table:table-cell table:style-name="Tabela1.A3" office:value-type="string">
            <text:p text:style-name="P17">3</text:p>
          </table:table-cell>
          <table:covered-table-cell/>
          <table:covered-table-cell/>
          <table:table-cell table:style-name="Tabela1.D3" office:value-type="string">
            <text:p text:style-name="P13">Desta forma já podemos ter uma noção de que o “Monitoramento” não está 100% ligado à “Vigilância”, mas sim a um controle de qualidade de informações que, por sua vez, demanda um pouquinho observação e análise do ambiente e dos colaboradores.</text:p>
          </table:table-cell>
          <table:table-cell table:style-name="Tabela1.E3" office:value-type="string">
            <text:p text:style-name="P30"/>
          </table:table-cell>
        </table:table-row>
        <table:table-row table:style-name="Tabela1.2">
          <table:table-cell table:style-name="Tabela1.A3" office:value-type="string">
            <text:p text:style-name="P17">4</text:p>
          </table:table-cell>
          <table:table-cell table:style-name="Tabela1.D3" office:value-type="string">
            <text:p text:style-name="P39">AUGUSTO</text:p>
          </table:table-cell>
          <table:covered-table-cell/>
          <table:table-cell table:style-name="Tabela1.D3" office:value-type="string">
            <text:p text:style-name="P8"><text:span text:style-name="T4">1</text:span>Como é feito o Monitoramento de pessoal?<text:line-break/><text:line-break/><text:span text:style-name="T17">Como dito anteriormente, o monitoramento de pessoal consiste basicamente da observação e análise do ambiente corporativo, mas esta tarefa pode ser auxiliada por meio da tecnologia como </text:span><text:span text:style-name="T4">2</text:span><text:span text:style-name="T17">Câmeras, </text:span><text:span text:style-name="T18">softwares, por atividades e até mesmo por redes sociais.</text:span></text:p>
          </table:table-cell>
          <table:table-cell table:style-name="Tabela1.E3" office:value-type="string">
            <text:p text:style-name="P39">1 – Prompt</text:p>
            <text:p text:style-name="P39"/>
            <text:p text:style-name="P39">2 – Inserts dos itens</text:p>
          </table:table-cell>
        </table:table-row>
        <text:soft-page-break/>
        <table:table-row table:style-name="Tabela1.6">
          <table:table-cell table:style-name="Tabela1.A3" office:value-type="string">
            <text:p text:style-name="P17">5</text:p>
          </table:table-cell>
          <table:table-cell table:style-name="Tabela1.B6" office:value-type="string">
            <text:p text:style-name="P40">AUGUSTO + Sketch<text:span text:style-name="T24">s</text:span></text:p>
          </table:table-cell>
          <table:table-cell table:style-name="Tabela1.C6" office:value-type="string">
            <text:p text:style-name="P66"/>
          </table:table-cell>
          <table:table-cell table:style-name="Tabela1.B6" office:value-type="string">
            <text:p text:style-name="P9">Por isso, esteja sempre ciente disto e evite cenas como estas…</text:p>
          </table:table-cell>
          <table:table-cell table:style-name="Tabela1.E6" office:value-type="string">
            <text:p text:style-name="P26"/>
          </table:table-cell>
        </table:table-row>
        <table:table-row table:style-name="Tabela1.7">
          <table:table-cell table:style-name="Tabela1.A3" office:value-type="string">
            <text:p text:style-name="P18">6</text:p>
          </table:table-cell>
          <table:table-cell table:style-name="Tabela1.B8" table:number-rows-spanned="2" office:value-type="string">
            <text:p text:style-name="P41">ANA</text:p>
          </table:table-cell>
          <table:table-cell table:style-name="Tabela1.C10" table:number-rows-spanned="4" office:value-type="string">
            <text:p text:style-name="P38">Way of Life</text:p>
            <text:p text:style-name="P38"/>
            <text:p text:style-name="P38">Persona 3 Portable</text:p>
          </table:table-cell>
          <table:table-cell table:style-name="Tabela1.D7" office:value-type="string">
            <text:p text:style-name="P10">Isso parece meio sinistro né? <text:span text:style-name="T2">1</text:span>Mas o que a justiça tem a dizer sobre esses procedimentos?<text:line-break/><text:line-break/>No âmbito legal, a Constituição Federal no Artigo 5º, Inciso X, <text:span text:style-name="T19">aponta que </text:span><text:span text:style-name="T5">2</text:span><text:span text:style-name="T14">“</text:span><text:span text:style-name="T11">são invioláveis a intimidade, a vida privada, a honra e a imagem das pessoas, assegurado o direito a indenização pelo dano material ou moral decorrente de sua violação”</text:span><text:span text:style-name="T10">, porém fica entendido que organização tem o direito de zelar pelo seu bem-estar e segurança, permitindo assim o monitoramento mais rigoroso de seu pessoal.</text:span></text:p>
          </table:table-cell>
          <table:table-cell table:style-name="Tabela1.E3" office:value-type="string">
            <text:p text:style-name="P42">1 <text:span text:style-name="T19">e 2</text:span> – Prompt</text:p>
          </table:table-cell>
        </table:table-row>
        <table:table-row table:style-name="Tabela1.7">
          <table:table-cell table:style-name="Tabela1.A3" office:value-type="string">
            <text:p text:style-name="P19">7</text:p>
          </table:table-cell>
          <table:covered-table-cell/>
          <table:covered-table-cell/>
          <table:table-cell table:style-name="Tabela1.D8" office:value-type="string">
            <text:p text:style-name="P11"><text:span text:style-name="T2">1</text:span>Mesmo com essas permissões, vale lembrar que a organização deve entender seus limites e itens como gravações, e-mails <text:span text:style-name="T21">e etc</text:span> devem ser utilizados apenas como evidências e jamais devem ser <text:span text:style-name="T21">utilizadas de formas indevidas como para chantagear algum colaborador; e com as novas medidas da LGPD, os dados cadastrados no sistema devem receber os devidos cuidados </text:span><text:span text:style-name="T22">definidos</text:span><text:span text:style-name="T21"> </text:span><text:span text:style-name="T22">n</text:span><text:span text:style-name="T21">a lei.</text:span></text:p>
          </table:table-cell>
          <table:table-cell table:style-name="Tabela1.E8" office:value-type="string">
            <text:p text:style-name="P67">1 – Corte para próxima <text:span text:style-name="T24">cena</text:span> + <text:a xlink:type="simple" xlink:href="https://www.youtube.com/watch?v=2lQgZ52iONU" text:style-name="Internet_20_link" text:visited-style-name="Visited_20_Internet_20_Link"><text:span text:style-name="T20">objection</text:span></text:a><text:span text:style-name="T20"> </text:span><text:span text:style-name="T25">+</text:span></text:p>
            <text:p text:style-name="P67"><text:span text:style-name="T25">Volta para esta cena </text:span></text:p>
          </table:table-cell>
        </table:table-row>
        <table:table-row table:style-name="Tabela1.7">
          <table:table-cell table:style-name="Tabela1.A3" office:value-type="string">
            <text:p text:style-name="P19">8</text:p>
          </table:table-cell>
          <table:table-cell table:style-name="Tabela1.B10" table:number-rows-spanned="2" office:value-type="string">
            <text:p text:style-name="P46">BIA</text:p>
          </table:table-cell>
          <table:covered-table-cell/>
          <table:table-cell table:style-name="Tabela1.D11" office:value-type="string">
            <text:p text:style-name="P47">...Enfim, <text:span text:style-name="T2">1</text:span>qual seria a importância do monitoramento de pessoal?</text:p>
            <text:p text:style-name="P47"/>
            <text:p text:style-name="P47">Mesmo que pareça algo um tanto “exagerado” ou “invasivo”, o monitoramento de pessoal é muito importante para se garantir pontos como a segurança, o aumento de produtividade e o incentivo ao bom comportamento.</text:p>
          </table:table-cell>
          <table:table-cell table:style-name="Tabela1.E11" office:value-type="string">
            <text:p text:style-name="P46">1 – Prompt</text:p>
          </table:table-cell>
        </table:table-row>
        <table:table-row table:style-name="Tabela1.7">
          <table:table-cell table:style-name="Tabela1.A3" office:value-type="string">
            <text:p text:style-name="P20">9</text:p>
          </table:table-cell>
          <table:covered-table-cell/>
          <table:covered-table-cell/>
          <table:table-cell table:style-name="Tabela1.D11" office:value-type="string">
            <text:p text:style-name="P47">O que pode parecer até um pouco contraditório, mas é fato que ao se criar um ambiente padronizado e que funciona de forma harmoniosa, os colaboradores passam a conhecer seus limites e assim adquirem uma noção e liberdade maior para participar das atividades e contribuir para o desenvolvimento de toda a equipe e, consequentemente, seu próprio.</text:p>
          </table:table-cell>
          <table:table-cell table:style-name="Tabela1.E11" office:value-type="string">
            <text:p text:style-name="P32"/>
          </table:table-cell>
        </table:table-row>
        <text:soft-page-break/>
        <table:table-row table:style-name="Tabela1.7">
          <table:table-cell table:style-name="Tabela1.A3" office:value-type="string">
            <text:p text:style-name="P21">10</text:p>
          </table:table-cell>
          <table:table-cell table:style-name="Tabela1.B12" table:number-rows-spanned="2" office:value-type="string">
            <text:p text:style-name="P56">DIEGO</text:p>
          </table:table-cell>
          <table:table-cell table:style-name="Tabela1.C13" table:number-rows-spanned="3" office:value-type="string">
            <text:p text:style-name="P59">Reasoning</text:p>
            <text:p text:style-name="P59"/>
            <text:p text:style-name="P59">Persona 4</text:p>
            <text:p text:style-name="P59"/>
            <text:p text:style-name="P59"><text:s/>+</text:p>
            <text:p text:style-name="P59"/>
            <text:p text:style-name="P59"><text:s/>Kawaki Wo Ameku</text:p>
            <text:p text:style-name="P59"/>
            <text:p text:style-name="P59">Minami</text:p>
          </table:table-cell>
          <table:table-cell table:style-name="Tabela1.D11" office:value-type="string">
            <text:p text:style-name="P48"><text:span text:style-name="T2">1</text:span>Agora que falamos sobre o monitoramento de pessoal, vamos falar sobre a “Avaliação de Desempenho”.</text:p>
            <text:p text:style-name="P48"/>
            <text:p text:style-name="P48">A avaliação de desempenho é uma ferramenta que visa encontrar e analisar as competências técnicas e comportamentais do colaborador e da equipe, podendo assim realizar uma análise que tem como objetivo relacionar o perfil do colaborador com a cultura da equipe.</text:p>
          </table:table-cell>
          <table:table-cell table:style-name="Tabela1.E11" office:value-type="string">
            <text:p text:style-name="P57">1 – Prompt</text:p>
          </table:table-cell>
        </table:table-row>
        <table:table-row table:style-name="Tabela1.7">
          <table:table-cell table:style-name="Tabela1.A3" office:value-type="string">
            <text:p text:style-name="P21">11</text:p>
          </table:table-cell>
          <table:covered-table-cell/>
          <table:covered-table-cell/>
          <table:table-cell table:style-name="Tabela1.D12" office:value-type="string">
            <text:p text:style-name="P48">A avaliação de desempenho deve ser feita de tempos em tempos para avaliar o desempenho dos colaboradores, já que a aplicação deste procedimento é para pontuar os aspectos que devem ser mantidos, desenvolvidos ou erradicados em cada um dos colaboradores.</text:p>
          </table:table-cell>
          <table:table-cell table:style-name="Tabela1.E12" office:value-type="string">
            <text:p text:style-name="P33"/>
          </table:table-cell>
        </table:table-row>
        <table:table-row table:style-name="Tabela1.7">
          <table:table-cell table:style-name="Tabela1.A3" office:value-type="string">
            <text:p text:style-name="P22">12</text:p>
          </table:table-cell>
          <table:table-cell table:style-name="Tabela1.D3" office:value-type="string">
            <text:p text:style-name="P65">AUGUSTO</text:p>
          </table:table-cell>
          <table:covered-table-cell/>
          <table:table-cell table:style-name="Tabela1.D3" office:value-type="string">
            <text:p text:style-name="P49"><text:span text:style-name="T6">1</text:span>É <text:span text:style-name="T23">importante também entendermos a relação que estes procedimentos têm entre si.</text:span></text:p>
            <text:p text:style-name="P49"/>
            <text:p text:style-name="P50"><text:span text:style-name="T2">2</text:span>Como a “Avaliação de Desempenho” visa analisar os quesitos técnicos e comportamentais dos colaboradores, a presença do “Monitoramento de pessoal” pode auxiliar nesta tarefa e acentuar ainda mais quais pontos precisam de mudança <text:span text:style-name="T24">e assim trazer as melhorias necessárias para todas as partes envolvidas.</text:span></text:p>
          </table:table-cell>
          <table:table-cell table:style-name="Tabela1.E3" office:value-type="string">
            <text:p text:style-name="P65">1 – Prompt</text:p>
            <text:p text:style-name="P65"/>
            <text:p text:style-name="P65">2 – Fade (troca de músicas)</text:p>
          </table:table-cell>
        </table:table-row>
        <table:table-row table:style-name="Tabela1.7">
          <table:table-cell table:style-name="Tabela1.A3" office:value-type="string">
            <text:p text:style-name="P23">13</text:p>
          </table:table-cell>
          <table:table-cell table:style-name="Tabela1.D3" office:value-type="string">
            <text:p text:style-name="P68">ANA</text:p>
          </table:table-cell>
          <table:table-cell table:style-name="Tabela1.D3" office:value-type="string">
            <text:p text:style-name="P60">Kawaki Wo Ameku</text:p>
            <text:p text:style-name="P60"/>
            <text:p text:style-name="P60">Minami</text:p>
          </table:table-cell>
          <table:table-cell table:style-name="Tabela1.D3" office:value-type="string">
            <text:p text:style-name="P51">Existem diversas formas de realizar a Avaliação de desempenho, dentre elas podemos citar <text:span text:style-name="T26">a </text:span><text:span text:style-name="T7">1</text:span><text:span text:style-name="T26">Autoavaliação.</text:span></text:p>
            <text:p text:style-name="P51"/>
            <text:p text:style-name="P52">Neste formato, o colaborador responde um questionário em que ele mesmo avalia seus pontos fortes e fracos, após isto, o colaborador e seus superiores discutem o que pode ser feito para melhorar o desempenho do mesmo ou recompensá-lo de alguma forma devido o seu bom desempenho.</text:p>
          </table:table-cell>
          <table:table-cell table:style-name="Tabela1.E3" office:value-type="string">
            <text:p text:style-name="P69">1 – Prompt</text:p>
          </table:table-cell>
        </table:table-row>
        <text:soft-page-break/>
        <table:table-row table:style-name="Tabela1.7">
          <table:table-cell table:style-name="Tabela1.A3" office:value-type="string">
            <text:p text:style-name="P23">14</text:p>
          </table:table-cell>
          <table:table-cell table:style-name="Tabela1.D3" office:value-type="string">
            <text:p text:style-name="P70">BIA</text:p>
          </table:table-cell>
          <table:table-cell table:style-name="Tabela1.D3" table:number-rows-spanned="2" office:value-type="string">
            <text:p text:style-name="P62">Kawaki Wo Ameku</text:p>
            <text:p text:style-name="P62"/>
            <text:p text:style-name="P61">Minami</text:p>
          </table:table-cell>
          <table:table-cell table:style-name="Tabela1.D3" office:value-type="string">
            <text:p text:style-name="P52">Outra forma de realizar a Avaliação de Desempenho é utilizando o <text:span text:style-name="T2">1</text:span>método do CHÁ.</text:p>
            <text:p text:style-name="P52"/>
            <text:p text:style-name="P52">Nesta metodologia também é realizado um questionário, mas desta vez são avaliados os critérios de <text:span text:style-name="T8">2</text:span>“Conhecimento”, “Habilidade” e “Atitude”, os fatores do CHA. Assim como no método da autoavaliação, após a entrega das respostas o responsável pela equipe ou colaborador <text:span text:style-name="T27">avaliará o que foi respondido e assim tomar as devidas providências para promover as melhorias necessárias.</text:span></text:p>
          </table:table-cell>
          <table:table-cell table:style-name="Tabela1.E3" office:value-type="string">
            <text:p text:style-name="P69">1 – Prompt</text:p>
            <text:p text:style-name="P69"/>
            <text:p text:style-name="P71">2 – Insert Acróstico do CHA</text:p>
          </table:table-cell>
        </table:table-row>
        <table:table-row table:style-name="Tabela1.7">
          <table:table-cell table:style-name="Tabela1.A3" office:value-type="string">
            <text:p text:style-name="P23">15</text:p>
          </table:table-cell>
          <table:table-cell table:style-name="Tabela1.D3" office:value-type="string">
            <text:p text:style-name="P72">GUSTAVO</text:p>
          </table:table-cell>
          <table:covered-table-cell/>
          <table:table-cell table:style-name="Tabela1.D3" office:value-type="string">
            <text:p text:style-name="P53">Por fim, também podemos citar a <text:span text:style-name="T2">1</text:span>Avaliação em Graus.</text:p>
            <text:p text:style-name="P53"/>
            <text:p text:style-name="P75"><text:span text:style-name="T12">A avaliação em graus é considerada uma das formas mais efetivas de se realizar a Avaliação de desempenho já que ela engloba diversos fatores e pode ser realizada de </text:span><text:span text:style-name="T9">2</text:span><text:span text:style-name="T12">4 formas diferentes:<text:line-break/></text:span></text:p>
            <text:p text:style-name="P75"><text:span text:style-name="T12">* A avaliação de 90º, onde o líder de uma equipe ou setor avalia seus subordinados e ele mesmo toma as devidas providências para melhorar a equipe;</text:span></text:p>
            <text:p text:style-name="P75"><text:span text:style-name="T12"/></text:p>
            <text:p text:style-name="P75"><text:span text:style-name="T12">* A avaliação de 180º, que funciona da mesma forma que a anterior, porém o líder oferece um feedback aos seus subordinados;</text:span></text:p>
            <text:p text:style-name="P75"><text:span text:style-name="T12"/></text:p>
            <text:p text:style-name="P75"><text:span text:style-name="T12">* A avaliação de 270º, que funciona de forma parecida com as anteriores, porém com o acréscimo de que neste grau os subordinados também avaliam seus companheiros de equipe.</text:span></text:p>
            <text:p text:style-name="P75"><text:span text:style-name="T12"/></text:p>
            <text:p text:style-name="P75"><text:span text:style-name="T12">* Por fim, a avaliação de 360º funciona de forma completa, com todos os colaboradores avaliando uns aos outros, independente do nível hierárquico de cada um deles, podendo assim promover a autonomia e a melhoria constante de todos os </text:span><text:span text:style-name="T13">e</text:span><text:span text:style-name="T12">nvolvidos.</text:span></text:p>
          </table:table-cell>
          <table:table-cell table:style-name="Tabela1.E3" office:value-type="string">
            <text:p text:style-name="P71">1 – Prompt</text:p>
            <text:p text:style-name="P71"/>
            <text:p text:style-name="P71">2 – Insert círculo</text:p>
          </table:table-cell>
        </table:table-row>
        <text:soft-page-break/>
        <table:table-row table:style-name="Tabela1.7">
          <table:table-cell table:style-name="Tabela1.A3" office:value-type="string">
            <text:p text:style-name="P24">16</text:p>
          </table:table-cell>
          <table:table-cell table:style-name="Tabela1.D3" office:value-type="string">
            <text:p text:style-name="P34"/>
          </table:table-cell>
          <table:table-cell table:style-name="Tabela1.D3" office:value-type="string">
            <text:p text:style-name="P63">Kawaki Wo Ameku</text:p>
            <text:p text:style-name="P63"/>
            <text:p text:style-name="P63">Minami</text:p>
          </table:table-cell>
          <table:table-cell table:style-name="Tabela1.D3" office:value-type="string">
            <text:p text:style-name="P54"><text:span text:style-name="T2">1</text:span>Este foi o nosso vídeo sobre “Monitoramento de Pessoal” e “Avaliação de Desempenho”, esperamos que tenham gostado e desejamos um ótimo dia a todos.</text:p>
          </table:table-cell>
          <table:table-cell table:style-name="Tabela1.E3" office:value-type="string">
            <text:p text:style-name="P74">1 – Fade</text:p>
          </table:table-cell>
        </table:table-row>
        <table:table-row table:style-name="Tabela1.7">
          <table:table-cell table:style-name="Tabela1.A3" office:value-type="string">
            <text:p text:style-name="P24">17</text:p>
          </table:table-cell>
          <table:table-cell table:style-name="Tabela1.D3" office:value-type="string">
            <text:p text:style-name="P74">CRÉDITOS</text:p>
          </table:table-cell>
          <table:table-cell table:style-name="Tabela1.D3" office:value-type="string">
            <text:p text:style-name="P64">Ashiato / Footprints</text:p>
            <text:p text:style-name="P64"/>
            <text:p text:style-name="P64">The Peggies</text:p>
          </table:table-cell>
          <table:table-cell table:style-name="Tabela1.D3" office:value-type="string">
            <text:p text:style-name="P76">Talvez possamos incluir os erros de gravação aqui</text:p>
          </table:table-cell>
          <table:table-cell table:style-name="Tabela1.E3" office:value-type="string">
            <text:p text:style-name="P3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3T20:09:55.803410312</meta:creation-date>
    <dc:date>2021-10-11T14:17:37.880064035</dc:date>
    <meta:editing-duration>PT1H42M2S</meta:editing-duration>
    <meta:editing-cycles>13</meta:editing-cycles>
    <meta:generator>LibreOffice/7.1.6.2.0$Linux_X86_64 LibreOffice_project/10$Build-2</meta:generator>
    <dc:creator>Marshall </dc:creator>
    <meta:document-statistic meta:table-count="1" meta:image-count="0" meta:object-count="0" meta:page-count="5" meta:paragraph-count="94" meta:word-count="1041" meta:character-count="6229" meta:non-whitespace-character-count="5250"/>
  </office:meta>
</office:document-meta>
</file>